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ed24" officeooo:paragraph-rsid="001ded24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ded24" officeooo:paragraph-rsid="001ded24" style:font-weight-asian="bold" style:font-weight-complex="bold"/>
    </style:style>
    <style:style style:name="P3" style:family="paragraph" style:parent-style-name="Standard">
      <style:text-properties officeooo:rsid="001ded24" officeooo:paragraph-rsid="001ded24"/>
    </style:style>
    <style:style style:name="P4" style:family="paragraph" style:parent-style-name="Standard">
      <style:text-properties officeooo:rsid="0035f123" officeooo:paragraph-rsid="0035f123"/>
    </style:style>
    <style:style style:name="P5" style:family="paragraph" style:parent-style-name="Standard">
      <style:text-properties officeooo:rsid="0037610f" officeooo:paragraph-rsid="0037610f"/>
    </style:style>
    <style:style style:name="P6" style:family="paragraph" style:parent-style-name="Standard">
      <style:text-properties officeooo:rsid="003ba871" officeooo:paragraph-rsid="003be3f8"/>
    </style:style>
    <style:style style:name="P7" style:family="paragraph" style:parent-style-name="Standard">
      <style:text-properties officeooo:rsid="003c29e1" officeooo:paragraph-rsid="003c29e1"/>
    </style:style>
    <style:style style:name="T1" style:family="text">
      <style:text-properties officeooo:rsid="001f498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fcea" style:font-weight-asian="bold" style:font-weight-complex="bold"/>
    </style:style>
    <style:style style:name="T4" style:family="text">
      <style:text-properties fo:font-weight="bold" officeooo:rsid="003825b5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0fcea"/>
    </style:style>
    <style:style style:name="T7" style:family="text">
      <style:text-properties officeooo:rsid="00229157"/>
    </style:style>
    <style:style style:name="T8" style:family="text">
      <style:text-properties officeooo:rsid="0023e20a"/>
    </style:style>
    <style:style style:name="T9" style:family="text">
      <style:text-properties officeooo:rsid="0024c193"/>
    </style:style>
    <style:style style:name="T10" style:family="text">
      <style:text-properties officeooo:rsid="0026ace0"/>
    </style:style>
    <style:style style:name="T11" style:family="text">
      <style:text-properties officeooo:rsid="00294b06"/>
    </style:style>
    <style:style style:name="T12" style:family="text">
      <style:text-properties officeooo:rsid="002ad3d7"/>
    </style:style>
    <style:style style:name="T13" style:family="text">
      <style:text-properties officeooo:rsid="002b40ee"/>
    </style:style>
    <style:style style:name="T14" style:family="text">
      <style:text-properties officeooo:rsid="002e51eb"/>
    </style:style>
    <style:style style:name="T15" style:family="text">
      <style:text-properties officeooo:rsid="003007cb"/>
    </style:style>
    <style:style style:name="T16" style:family="text">
      <style:text-properties officeooo:rsid="00348558"/>
    </style:style>
    <style:style style:name="T17" style:family="text">
      <style:text-properties officeooo:rsid="0034ef4d"/>
    </style:style>
    <style:style style:name="T18" style:family="text">
      <style:text-properties officeooo:rsid="003825b5"/>
    </style:style>
    <style:style style:name="T19" style:family="text">
      <style:text-properties officeooo:rsid="003974a5"/>
    </style:style>
    <style:style style:name="T20" style:family="text">
      <style:text-properties officeooo:rsid="003be3f8"/>
    </style:style>
    <style:style style:name="T21" style:family="text">
      <style:text-properties officeooo:rsid="003db6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ystem Glossary:</text:p>
      <text:p text:style-name="P1"/>
      <text:p text:style-name="P1"><text:span text:style-name="T2">App</text:span> – <text:span text:style-name="T7">This mobile application.</text:span></text:p>
      <text:p text:style-name="P1"/>
      <text:p text:style-name="P1"><text:span text:style-name="T2">Clue</text:span> – <text:span text:style-name="T7">Holds the description, an optional image, and the desired Solution data.</text:span></text:p>
      <text:p text:style-name="P1"/>
      <text:p text:style-name="P1"><text:span text:style-name="T2">Error Message</text:span> – <text:span text:style-name="T7">A text popup that describes an error that has occurred during the operation of the App.</text:span></text:p>
      <text:p text:style-name="P1"/>
      <text:p text:style-name="P1"><text:span text:style-name="T2">GPS</text:span> – <text:span text:style-name="T7">Global Positioning System</text:span></text:p>
      <text:p text:style-name="P1"/>
      <text:p text:style-name="P5"><text:span text:style-name="T2">Informational Popup</text:span> – <text:span text:style-name="T19">A popup menu that displays information about an interesting location.</text:span></text:p>
      <text:p text:style-name="P1"/>
      <text:p text:style-name="P1"><text:span text:style-name="T2">Interactive List</text:span> – <text:span text:style-name="T8">A scrollable list of List Items.</text:span></text:p>
      <text:p text:style-name="P1"/>
      <text:p text:style-name="P1"><text:span text:style-name="T2">List Item</text:span><text:span text:style-name="T5"> –</text:span> <text:span text:style-name="T9">An option within the Interactive List that represents an available service. It can be selected by tapping on its name.</text:span></text:p>
      <text:p text:style-name="P1"/>
      <text:p text:style-name="P1"><text:span text:style-name="T2">Main Menu</text:span> – <text:span text:style-name="T10">A swipe-in menu from the left side of the screen that contains Menu Item options to swap between the Services Directory, Room Directory, and Scavenger Hunt.</text:span></text:p>
      <text:p text:style-name="P1"/>
      <text:p text:style-name="P1"><text:span text:style-name="T2">Menu Item</text:span> – <text:span text:style-name="T11">A selectable option within the Main Menu. When selected, it changes the active screen.</text:span></text:p>
      <text:p text:style-name="P1"/>
      <text:p text:style-name="P4"><text:span text:style-name="T2">MyLocation Screen</text:span> – <text:span text:style-name="T18">An intermediate Screen between determining the User's nearest building and bringing up the Service Results Screen containing information for that building. It will display a “Searching for nearest building...” message.</text:span></text:p>
      <text:p text:style-name="P1"/>
      <text:p text:style-name="P1"><text:span text:style-name="T2">Room Data</text:span> – <text:span text:style-name="T12">Contains information about a specific room such as a description of what the room is for and simple directions of how to find the room.</text:span></text:p>
      <text:p text:style-name="P1"/>
      <text:p text:style-name="P1"><text:span text:style-name="T2">Room Directory</text:span> – <text:span text:style-name="T13">A searchable list of mappings that associate a room number and building name to Room Data.</text:span></text:p>
      <text:p text:style-name="P1"/>
      <text:p text:style-name="P1"><text:span text:style-name="T2">Room Results Screen</text:span> – <text:span text:style-name="T13">A Screen that displays the Room Data for a mapping that was found in the Room Directory.</text:span></text:p>
      <text:p text:style-name="P1"/>
      <text:p text:style-name="P1"><text:span text:style-name="T2">Room Search Screen</text:span> – <text:span text:style-name="T13">A Screen that allows user input of room number via text box and building name via dropdown menu. A 'Search' button towards the bottom will, when pressed by the user, make the system check for an associated Room Data mapping for the entered combination.</text:span></text:p>
      <text:p text:style-name="P1"/>
      <text:p text:style-name="P1"><text:span text:style-name="T2">Scavenger Hunt</text:span> – <text:span text:style-name="T16">A system that gives clues to the User and prompts the User for a correct Solution. It can be used as a more interactive way to learn about the campus and its available services.</text:span></text:p>
      <text:p text:style-name="P1"/>
      <text:p text:style-name="P7"><text:span text:style-name="T2">Screen</text:span> – <text:span text:style-name="T21">A visual interface that is displayed to the User.</text:span></text:p>
      <text:p text:style-name="P1"/>
      <text:p text:style-name="P1"><text:span text:style-name="T2">Search Bar</text:span> – <text:span text:style-name="T15">A text box at the top of the Interactive List that will filter the List Items by those that contain a substring of what text is entered.</text:span></text:p>
      <text:p text:style-name="P1"/>
      <text:p text:style-name="P6"><text:span text:style-name="T2">Service Data</text:span> – <text:span text:style-name="T20">Contains information about the selected service such as the Service Name, Service </text:span><text:soft-page-break/><text:span text:style-name="T20">Description, Service Phone Number (if applicable), and Service Website URL(if applicable).</text:span></text:p>
      <text:p text:style-name="P1"/>
      <text:p text:style-name="P1"><text:span text:style-name="T2">Service Directory</text:span> – <text:span text:style-name="T14">A searchable list of available services by name.</text:span></text:p>
      <text:p text:style-name="P1"/>
      <text:p text:style-name="P1"><text:span text:style-name="T2">Service Results </text:span><text:span text:style-name="T4">Screen</text:span> – <text:span text:style-name="T6">A Screen that displays the selected service's Service Data.</text:span></text:p>
      <text:p text:style-name="P1"/>
      <text:p text:style-name="P1"><text:span text:style-name="T2">Solution</text:span> – <text:span text:style-name="T1">Contains data in the form of either a string or GPS coordinates with radius. The data is the desired result of a Clue within the Scavenger Hunt.</text:span></text:p>
      <text:p text:style-name="P1"/>
      <text:p text:style-name="P1"><text:span text:style-name="T2">User</text:span> – <text:span text:style-name="T1">Any person that utilizes the Ap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01:40:49.667000000</meta:creation-date>
    <dc:date>2016-01-20T14:12:41.477534586</dc:date>
    <meta:editing-duration>PT2H1M21S</meta:editing-duration>
    <meta:editing-cycles>36</meta:editing-cycles>
    <meta:generator>LibreOffice/4.2.8.2$Linux_X86_64 LibreOffice_project/420m0$Build-2</meta:generator>
    <meta:print-date>2016-01-20T13:33:22.540043932</meta:print-date>
    <meta:document-statistic meta:table-count="0" meta:image-count="0" meta:object-count="0" meta:page-count="2" meta:paragraph-count="23" meta:word-count="427" meta:character-count="2607" meta:non-whitespace-character-count="2181"/>
  </office:meta>
</office:document-meta>
</file>